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7.232cm" svg:y="0.744cm">
            <draw:object draw:notify-on-update-of-ranges="Sheet1.A1:Sheet1.A1 Sheet1.A2:Sheet1.A12 Sheet1.B1:Sheet1.B1 Sheet1.B2:Sheet1.B12 Sheet1.A1:Sheet1.A1 Sheet1.A2:Sheet1.A12 Sheet1.C1:Sheet1.C1 Sheet1.C2:Sheet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fact</text:p>
          </table:table-cell>
          <table:table-cell office:value-type="string">
            <text:p>runtime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formula="of:=(0.068*[.A2])" office:value-type="float" office:value="0.068">
            <text:p>0,068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([.A3]*[.B2])" office:value-type="float" office:value="2">
            <text:p>2</text:p>
          </table:table-cell>
          <table:table-cell office:value-type="float" office:value="0.0782">
            <text:p>0,078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([.A4]*[.B3])" office:value-type="float" office:value="6">
            <text:p>6</text:p>
          </table:table-cell>
          <table:table-cell office:value-type="float" office:value="0.11">
            <text:p>0,1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([.A5]*[.B4])" office:value-type="float" office:value="24">
            <text:p>24</text:p>
          </table:table-cell>
          <table:table-cell office:value-type="float" office:value="0.5">
            <text:p>0,5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([.A6]*[.B5])" office:value-type="float" office:value="120">
            <text:p>120</text:p>
          </table:table-cell>
          <table:table-cell office:value-type="float" office:value="2.57">
            <text:p>2,5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([.A7]*[.B6])" office:value-type="float" office:value="720">
            <text:p>720</text:p>
          </table:table-cell>
          <table:table-cell office:value-type="float" office:value="14.16">
            <text:p>14,16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([.A8]*[.B7])" office:value-type="float" office:value="5040">
            <text:p>5040</text:p>
          </table:table-cell>
          <table:table-cell office:value-type="float" office:value="92.3">
            <text:p>92,3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([.A9]*[.B8])" office:value-type="float" office:value="40320">
            <text:p>40320</text:p>
          </table:table-cell>
          <table:table-cell office:value-type="float" office:value="716.91">
            <text:p>716,91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([.A10]*[.B9])" office:value-type="float" office:value="362880">
            <text:p>362880</text:p>
          </table:table-cell>
          <table:table-cell office:value-type="float" office:value="7238.83">
            <text:p>7238,8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([.A11]*[.B10])" office:value-type="float" office:value="3628800">
            <text:p>3628800</text:p>
          </table:table-cell>
          <table:table-cell office:value-type="float" office:value="78387">
            <text:p>7838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([.A12]*[.B11])" office:value-type="float" office:value="39916800">
            <text:p>39916800</text:p>
          </table:table-cell>
          <table:table-cell office:value-type="float" office:value="1138704">
            <text:p>1138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3-11-23T03:55:27</meta:creation-date>
    <dc:date>2013-11-23T05:05:17</dc:date>
    <dc:creator>alejandro </dc:creator>
    <meta:editing-duration>PT54M40S</meta:editing-duration>
    <meta:editing-cycles>3</meta:editing-cycles>
    <meta:generator>LibreOffice/4.0.2.2$Linux_X86_64 LibreOffice_project/40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952cm" style:legend-expansion="high" chart:style-name="ch2"/>
        <chart:plot-area chart:style-name="ch3" table:cell-range-address="Sheet1.A1:Sheet1.C12" chart:data-source-has-labels="row" svg:x="0.77cm" svg:y="0.855cm" svg:width="12.108cm" svg:height="7.545cm">
          <chartooo:coordinate-region svg:x="2.503cm" svg:y="1.055cm" svg:width="10.18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label-cell-address="Sheet1.C1:Sheet1.C1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act</text:p>
                <draw:g>
                  <svg:desc>Sheet1.B1:Sheet1.B1</svg:desc>
                </draw:g>
              </table:table-cell>
              <table:table-cell office:value-type="string">
                <text:p>run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B2:Sheet1.B12</svg:desc>
                </draw:g>
              </table:table-cell>
              <table:table-cell office:value-type="float" office:value="0.068">
                <text:p>0.068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82">
                <text:p>0.0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20">
                <text:p>72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040">
                <text:p>5040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320">
                <text:p>40320</text:p>
              </table:table-cell>
              <table:table-cell office:value-type="float" office:value="716.91">
                <text:p>716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2880">
                <text:p>362880</text:p>
              </table:table-cell>
              <table:table-cell office:value-type="float" office:value="7238.83">
                <text:p>7238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628800">
                <text:p>3628800</text:p>
              </table:table-cell>
              <table:table-cell office:value-type="float" office:value="78387">
                <text:p>78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9916800">
                <text:p>39916800</text:p>
              </table:table-cell>
              <table:table-cell office:value-type="float" office:value="1138704">
                <text:p>1138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952cm" style:legend-expansion="high" chart:style-name="ch2"/>
        <chart:plot-area chart:style-name="ch3" table:cell-range-address="Sheet1.A2:Sheet1.C12 Sheet1.B1:Sheet1.C1" chart:data-source-has-labels="row" svg:x="0.77cm" svg:y="0.855cm" svg:width="12.108cm" svg:height="7.545cm">
          <chartooo:coordinate-region svg:x="2.503cm" svg:y="1.055cm" svg:width="10.18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label-cell-address="Sheet1.C1:Sheet1.C1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act</text:p>
                <draw:g>
                  <svg:desc>Sheet1.B1:Sheet1.B1</svg:desc>
                </draw:g>
              </table:table-cell>
              <table:table-cell office:value-type="string">
                <text:p>run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B2:Sheet1.B12</svg:desc>
                </draw:g>
              </table:table-cell>
              <table:table-cell office:value-type="float" office:value="0.068">
                <text:p>0.068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82">
                <text:p>0.0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20">
                <text:p>72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040">
                <text:p>5040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320">
                <text:p>40320</text:p>
              </table:table-cell>
              <table:table-cell office:value-type="float" office:value="716.91">
                <text:p>716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2880">
                <text:p>362880</text:p>
              </table:table-cell>
              <table:table-cell office:value-type="float" office:value="7238.83">
                <text:p>7238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628800">
                <text:p>3628800</text:p>
              </table:table-cell>
              <table:table-cell office:value-type="float" office:value="78387">
                <text:p>78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9916800">
                <text:p>39916800</text:p>
              </table:table-cell>
              <table:table-cell office:value-type="float" office:value="1138704">
                <text:p>11387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952cm" style:legend-expansion="high" chart:style-name="ch2"/>
        <chart:plot-area chart:style-name="ch3" table:cell-range-address="Sheet1.A2:Sheet1.C12 Sheet1.B1:Sheet1.C1" chart:data-source-has-labels="row" svg:x="0.77cm" svg:y="0.855cm" svg:width="12.108cm" svg:height="7.545cm">
          <chartooo:coordinate-region svg:x="2.503cm" svg:y="1.055cm" svg:width="10.18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label-cell-address="Sheet1.C1:Sheet1.C1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act</text:p>
                <draw:g>
                  <svg:desc>Sheet1.B1:Sheet1.B1</svg:desc>
                </draw:g>
              </table:table-cell>
              <table:table-cell office:value-type="string">
                <text:p>run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B2:Sheet1.B12</svg:desc>
                </draw:g>
              </table:table-cell>
              <table:table-cell office:value-type="float" office:value="0.068">
                <text:p>0.068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82">
                <text:p>0.0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20">
                <text:p>72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040">
                <text:p>5040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320">
                <text:p>40320</text:p>
              </table:table-cell>
              <table:table-cell office:value-type="float" office:value="716.91">
                <text:p>716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2880">
                <text:p>362880</text:p>
              </table:table-cell>
              <table:table-cell office:value-type="float" office:value="7238.83">
                <text:p>7238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628800">
                <text:p>3628800</text:p>
              </table:table-cell>
              <table:table-cell office:value-type="float" office:value="78387">
                <text:p>78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9916800">
                <text:p>39916800</text:p>
              </table:table-cell>
              <table:table-cell office:value-type="float" office:value="1138704">
                <text:p>11387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952cm" style:legend-expansion="high" chart:style-name="ch2"/>
        <chart:plot-area chart:style-name="ch3" table:cell-range-address="Sheet1.A2:Sheet1.C12 Sheet1.B1:Sheet1.C1" chart:data-source-has-labels="row" svg:x="0.77cm" svg:y="0.855cm" svg:width="12.108cm" svg:height="7.545cm">
          <chartooo:coordinate-region svg:x="2.503cm" svg:y="1.055cm" svg:width="10.18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label-cell-address="Sheet1.C1:Sheet1.C1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act</text:p>
                <draw:g>
                  <svg:desc>Sheet1.B1:Sheet1.B1</svg:desc>
                </draw:g>
              </table:table-cell>
              <table:table-cell office:value-type="string">
                <text:p>run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B2:Sheet1.B12</svg:desc>
                </draw:g>
              </table:table-cell>
              <table:table-cell office:value-type="float" office:value="0.068">
                <text:p>0.068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82">
                <text:p>0.0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20">
                <text:p>72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040">
                <text:p>5040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320">
                <text:p>40320</text:p>
              </table:table-cell>
              <table:table-cell office:value-type="float" office:value="716.91">
                <text:p>716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2880">
                <text:p>362880</text:p>
              </table:table-cell>
              <table:table-cell office:value-type="float" office:value="7238.83">
                <text:p>7238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628800">
                <text:p>3628800</text:p>
              </table:table-cell>
              <table:table-cell office:value-type="float" office:value="78387">
                <text:p>78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9916800">
                <text:p>39916800</text:p>
              </table:table-cell>
              <table:table-cell office:value-type="float" office:value="1138704">
                <text:p>1138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952cm" style:legend-expansion="high" chart:style-name="ch2"/>
        <chart:plot-area chart:style-name="ch3" table:cell-range-address="Sheet1.A2:Sheet1.C12 Sheet1.B1:Sheet1.C1" chart:data-source-has-labels="row" svg:x="0.77cm" svg:y="0.855cm" svg:width="12.108cm" svg:height="7.545cm">
          <chartooo:coordinate-region svg:x="2.503cm" svg:y="1.055cm" svg:width="10.18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label-cell-address="Sheet1.C1:Sheet1.C1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act</text:p>
                <draw:g>
                  <svg:desc>Sheet1.B1:Sheet1.B1</svg:desc>
                </draw:g>
              </table:table-cell>
              <table:table-cell office:value-type="string">
                <text:p>run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B2:Sheet1.B12</svg:desc>
                </draw:g>
              </table:table-cell>
              <table:table-cell office:value-type="float" office:value="0.068">
                <text:p>0.068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82">
                <text:p>0.0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20">
                <text:p>72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040">
                <text:p>5040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320">
                <text:p>40320</text:p>
              </table:table-cell>
              <table:table-cell office:value-type="float" office:value="716.91">
                <text:p>716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2880">
                <text:p>362880</text:p>
              </table:table-cell>
              <table:table-cell office:value-type="float" office:value="7238.83">
                <text:p>7238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628800">
                <text:p>3628800</text:p>
              </table:table-cell>
              <table:table-cell office:value-type="float" office:value="78387">
                <text:p>78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9916800">
                <text:p>39916800</text:p>
              </table:table-cell>
              <table:table-cell office:value-type="float" office:value="1138704">
                <text:p>1138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